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F4337A9B639EA7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</style:style>
    <style:style style:name="P9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9e238"/>
    </style:style>
    <style:style style:name="P10" style:family="paragraph" style:parent-style-name="Vec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officeooo:rsid="0009e238" officeooo:paragraph-rsid="0009e238" style:font-size-asian="11pt" style:font-size-complex="11pt"/>
    </style:style>
    <style:style style:name="P13" style:family="paragraph" style:parent-style-name="Text_20_body">
      <style:text-properties officeooo:paragraph-rsid="0009e238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0a63a3"/>
    </style:style>
    <style:style style:name="P16" style:family="paragraph" style:parent-style-name="Adresa" style:master-page-name="MPF0">
      <style:paragraph-properties fo:margin-left="8.5cm" fo:margin-right="0cm" fo:margin-top="1.199cm" fo:margin-bottom="1.499cm" loext:contextual-spacing="false" fo:orphans="2" fo:widows="2" fo:text-indent="0cm" style:auto-text-indent="false" style:page-number="auto" fo:break-before="page" style:shadow="none" style:writing-mode="lr-tb">
        <style:tab-stops/>
      </style:paragraph-properties>
      <style:text-properties style:use-window-font-color="true" style:font-name="Liberation Sans" fo:font-size="11pt" fo:language="cs" fo:country="CZ" officeooo:paragraph-rsid="0009e238" style:font-name-asian="Times New Roman" style:font-size-asian="11pt" style:font-name-complex="Times New Roman" style:font-size-complex="11pt" style:language-complex="ar" style:country-complex="SA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fo:font-size="12pt" style:font-size-asian="12pt" style:language-asian="cs" style:country-asian="CZ" style:font-name-complex="Arial" style:font-size-complex="12pt"/>
    </style:style>
    <style:style style:name="T3" style:family="text">
      <style:text-properties style:font-name-asian="Liberation Sans" style:font-name-complex="Liberation Sans"/>
    </style:style>
    <style:style style:name="T4" style:family="text">
      <style:text-properties style:font-name="Liberation Sans" fo:font-size="10pt" style:font-size-asian="10pt" style:font-name-complex="Arial" style:font-size-complex="10pt"/>
    </style:style>
    <style:style style:name="T5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8" style:family="text">
      <style:text-properties fo:color="#333333" style:font-name="Liberation Sans" fo:font-size="11pt" fo:language="cs" fo:country="CZ" fo:background-color="transparent" loext:char-shading-value="0" style:font-size-asian="11pt" style:font-name-complex="Arial" style:font-size-complex="11pt"/>
    </style:style>
    <style:style style:name="T9" style:family="text">
      <style:text-properties fo:color="#333333" style:font-name="Liberation Sans" fo:font-size="11pt" fo:language="cs" fo:country="CZ" officeooo:rsid="000a63a3" fo:background-color="transparent" loext:char-shading-value="0" style:font-size-asian="11pt" style:font-name-complex="Arial" style:font-size-complex="11pt"/>
    </style:style>
    <style:style style:name="T10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1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2" style:family="text">
      <style:text-properties style:use-window-font-color="true" style:font-name-complex="Arial" style:font-size-complex="11pt"/>
    </style:style>
    <style:style style:name="T13" style:family="text">
      <style:text-properties style:use-window-font-color="true" officeooo:rsid="0009e238" style:font-name-complex="Arial" style:font-size-complex="11pt"/>
    </style:style>
    <style:style style:name="T14" style:family="text">
      <style:text-properties style:use-window-font-color="true" officeooo:rsid="000a63a3" style:font-name-complex="Arial" style:font-size-complex="11pt"/>
    </style:style>
    <style:style style:name="T15" style:family="text">
      <style:text-properties style:use-window-font-color="true" style:font-name="Liberation Sans" fo:font-size="11pt" fo:language="cs" fo:country="CZ" fo:font-style="italic" officeooo:rsid="0009e238" fo:background-color="transparent" loext:char-shading-value="0" style:font-size-asian="11pt" style:font-style-asian="italic" style:font-name-complex="Arial" style:font-size-complex="11pt" style:font-style-complex="italic"/>
    </style:style>
    <style:style style:name="T16" style:family="text">
      <style:text-properties style:use-window-font-color="true" style:font-size-complex="11pt"/>
    </style:style>
    <style:style style:name="T17" style:family="text">
      <style:text-properties style:use-window-font-color="true" officeooo:rsid="0009e238" style:font-size-complex="11pt"/>
    </style:style>
    <style:style style:name="T18" style:family="text">
      <style:text-properties style:use-window-font-color="true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rajský úřad Olomouckého kraje<text:line-break/>Jeremenkova 40a<text:line-break/>77911 Olomouc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Table_20_Contents"><text:span text:style-name="Standardní_20_písmo_20_odstavce"><text:span text:style-name="T18"><text:date style:data-style-name="N10107" text:date-value="2016-08-10T16:26:27.256999709">10.8.16</text:date></text:span></text:span></text:p>
          </table:table-cell>
        </table:table-row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2">Olomouc</text:p>
          </table:table-cell>
        </table:table-row>
      </table:table>
      <text:p text:style-name="P10">Odvolání zmocněnce volební strany</text:p>
      <text:p text:style-name="P13"><text:span text:style-name="Standardní_20_písmo_20_odstavce"><text:span text:style-name="T13">Volební koalice </text:span></text:span><text:span text:style-name="Standardní_20_písmo_20_odstavce"><text:span text:style-name="T15">Piráti + Změna + ProRegion → Kraj nové generace</text:span></text:span><text:span text:style-name="Standardní_20_písmo_20_odstavce"><text:span text:style-name="T12">, která je volební stranou pro volby do </text:span></text:span><text:span text:style-name="Standardní_20_písmo_20_odstavce"><text:span text:style-name="T13">z</text:span></text:span><text:span text:style-name="Standardní_20_písmo_20_odstavce"><text:span text:style-name="T12">astupitelstva </text:span></text:span><text:span text:style-name="Standardní_20_písmo_20_odstavce"><text:span text:style-name="T13">Olomouckého kraje</text:span></text:span></text:p>
      <text:p text:style-name="P14">odvolává svého volebního zmocněnce</text:p>
      <text:p text:style-name="P15"><text:span text:style-name="Standardní_20_písmo_20_odstavce"><text:span text:style-name="T8">Miroslav</text:span></text:span><text:span text:style-name="Standardní_20_písmo_20_odstavce"><text:span text:style-name="T9">a</text:span></text:span><text:span text:style-name="Standardní_20_písmo_20_odstavce"><text:span text:style-name="T8"> Bartovič</text:span></text:span><text:span text:style-name="Standardní_20_písmo_20_odstavce"><text:span text:style-name="T9">e</text:span></text:span><text:span text:style-name="Standardní_20_písmo_20_odstavce"><text:span text:style-name="T12">.</text:span></text:span></text:p>
      <text:p text:style-name="Text_20_body"><text:span text:style-name="Standardní_20_písmo_20_odstavce"><text:span text:style-name="T12">Za volební stranu dále jedná náhradník volebního zmocněnce Vladislav T</text:span></text:span><text:span text:style-name="Standardní_20_písmo_20_odstavce"><text:span text:style-name="T13">o</text:span></text:span><text:span text:style-name="Standardní_20_písmo_20_odstavce"><text:span text:style-name="T12">bias Esner, narozen 03.03.1982, trvalé bydliště Bechyňská č.p. 639, Praha 9, </text:span></text:span><text:span text:style-name="Standardní_20_písmo_20_odstavce"><text:span text:style-name="T13">Praha, </text:span></text:span><text:span text:style-name="Standardní_20_písmo_20_odstavce"><text:span text:style-name="T12">199 00 s datovou schránkou efxtg8z. Telefon: 732 579 221</text:span></text:span></text:p>
      <text:p text:style-name="P15"><text:span text:style-name="Standardní_20_písmo_20_odstavce"><text:span text:style-name="T14">Miroslav Bartovič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7">Ing. et Ing. Martin Šmída</text:span></text:span></text:p>
      <text:p text:style-name="P9"><text:span text:style-name="Standardní_20_písmo_20_odstavce"><text:span text:style-name="T17">2. místopředseda České pirátské strany</text:span></text:span></text:p>
      <text:p text:style-name="P8"><text:span text:style-name="Standardní_20_písmo_20_odstavce"><text:span text:style-name="T16"/></text:span></text:p>
      <text:p text:style-name="P8"><text:span text:style-name="Standardní_20_písmo_20_odstavce"><text:span text:style-name="T16"/></text:span></text:p>
      <text:p text:style-name="P8"><text:span text:style-name="Standardní_20_písmo_20_odstavce"><text:span text:style-name="T16"/></text:span></text:p>
      <text:p text:style-name="P9"><text:span text:style-name="Standardní_20_písmo_20_odstavce"><text:span text:style-name="T17">Mgr. Jan Korytář</text:span></text:span></text:p>
      <text:p text:style-name="P9"><text:span text:style-name="Standardní_20_písmo_20_odstavce"><text:span text:style-name="T17">předseda politického hnutí Změ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style:font-name="Liberation Sans" fo:font-size="10pt" style:font-size-asian="10pt" style:font-name-complex="Arial" style:font-size-complex="10pt"/>
    </style:style>
    <style:style style:name="MT5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8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9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F4337A9B639EA78B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32 579 22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F4337A9B639EA78B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4"><text:line-break/></text:span><text:span text:style-name="MT5">Česká pirátská strana • Řehořova 943/19 130 00 Praha 3 <text:s/>• Doručovat do datové schránky b2i4r6j</text:span><text:span text:style-name="MT6"><text:line-break/></text:span><text:span text:style-name="MT7">Tel</text:span><text:span text:style-name="MT5">. +420 </text:span><text:span text:style-name="MT8">778 702 713</text:span><text:span text:style-name="MT5"> • </text:span><text:span text:style-name="MT7">Web</text:span><text:span text:style-name="MT5"> </text:span><text:a xlink:type="simple" xlink:href="http://www.pirati.cz/" text:style-name="Internet_20_link" text:visited-style-name="Visited_20_Internet_20_Link"><text:span text:style-name="MT9">http://www.pirati.cz</text:span></text:a><text:span text:style-name="MT5"> • E-mail </text:span><text:a xlink:type="simple" xlink:href="mailto:info@pirati.cz" text:style-name="Internet_20_link" text:visited-style-name="Visited_20_Internet_20_Link"><text:span text:style-name="MT9">info@pirati.cz</text:span></text:a><text:span text:style-name="MT5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title>Pirátský dopis</dc:title>
    <meta:initial-creator>Vojtěch Pikal;Vladislav Tobias Esner</meta:initial-creator>
    <dc:creator>Vojtěch Pikal</dc:creator>
    <meta:creation-date>2013-07-05T23:33:00Z</meta:creation-date>
    <dc:date>2016-08-09T20:19:00.166000000</dc:date>
    <meta:editing-cycles>2</meta:editing-cycles>
    <meta:editing-duration>PT3H14M25S</meta:editing-duration>
    <meta:document-statistic meta:table-count="1" meta:image-count="1" meta:object-count="0" meta:page-count="1" meta:paragraph-count="19" meta:word-count="172" meta:character-count="1174" meta:non-whitespace-character-count="1016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Downloads/odvolani_zmocnence_volebni_strany_koalice.odt/Sablona_dopis.ott"/>
  </office:meta>
</office:document-meta>
</file>